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4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0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0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1" office:value-type="string" calcext:value-type="string">
              <text:p>DATA</text:p>
            </table:table-cell>
            <table:table-cell table:style-name="ce37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1" office:value-type="string" calcext:value-type="string">
              <text:p>DATA</text:p>
            </table:table-cell>
            <table:table-cell table:style-name="ce70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80" table:number-columns-repeated="55"/>
          </table:table-row>
        </table:table-header-rows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8" office:value-type="string" calcext:value-type="string">
            <text:p>Mens. 09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2]-[.F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8" office:value-type="string" calcext:value-type="string">
            <text:p>Mens. 10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8" office:value-type="string" calcext:value-type="string">
            <text:p>Mens. 11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8" office:value-type="string" calcext:value-type="string">
            <text:p>Mens. 12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8" office:value-type="string" calcext:value-type="string">
            <text:p>Mens. 0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8" office:value-type="string" calcext:value-type="string">
            <text:p>Mens. 0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8" office:value-type="string" calcext:value-type="string">
            <text:p>Mens. 03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8" office:value-type="string" calcext:value-type="string">
            <text:p>Mens. 04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8" office:value-type="string" calcext:value-type="string">
            <text:p>Mens. 05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8" office:value-type="string" calcext:value-type="string">
            <text:p>Mens. 06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8" office:value-type="string" calcext:value-type="string">
            <text:p>Mens. 07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8" office:value-type="string" calcext:value-type="string">
            <text:p>Mens. 08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8" office:value-type="string" calcext:value-type="string">
            <text:p>Mens. 09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8" office:value-type="string" calcext:value-type="string">
            <text:p>Mens. 10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5]-[.F1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8" office:value-type="string" calcext:value-type="string">
            <text:p>Mens. 1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6]-[.F1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8" office:value-type="string" calcext:value-type="string">
            <text:p>Mens. 1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7]-[.F1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8" office:value-type="string" calcext:value-type="string">
            <text:p>Mens. 01/2026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8]-[.F1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6-02-28" calcext:value-type="date">
            <text:p>28/02/2026</text:p>
          </table:table-cell>
          <table:table-cell table:style-name="ce8" office:value-type="string" calcext:value-type="string">
            <text:p>Mens. 02/2026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9]-[.F19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3"/>
          <table:table-cell table:style-name="ce9" table:number-columns-repeated="5"/>
          <table:table-cell table:style-name="ce20" office:value-type="string" calcext:value-type="string">
            <text:p>TOTAL</text:p>
          </table:table-cell>
          <table:table-cell table:style-name="ce42" table:formula="of:=SUM([.H2:.H19])" office:value-type="float" office:value="14040" calcext:value-type="float">
            <text:p>14.040,00</text:p>
          </table:table-cell>
          <table:table-cell table:style-name="ce47"/>
          <table:table-cell table:style-name="ce80" table:number-columns-repeated="55"/>
        </table:table-row>
        <table:table-row table:style-name="ro3">
          <table:table-cell table:style-name="ce4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5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1969">
          <table:table-cell table:style-name="ce6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8">
      <number:text>(</number:text>
      <number:currency-symbol/>
      <number:text>\,)</number:text>
      <style:map style:condition="value()&gt;=0" style:apply-style-name="N118P0"/>
    </number:currency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8.260745857">00:00:00</text:time></text:span><text:span text:style-name="MT2"><text:s/></text:span></text:p>
        </style:region-center>
        <style:region-right>
          <text:p><text:span text:style-name="MT4">Lopes-Silva</text:span></text:p>
          <text:p><text:span text:style-name="MT2">Luis/Sonia - Tel.: 3241-10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opes-Silva</text:span></text:p>
          <text:p>lopessilva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8.2628744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3-02T11:12:58.534209157</dc:date>
    <dc:language>pt-PT</dc:language>
    <meta:editing-cycles>686</meta:editing-cycles>
    <meta:editing-duration>P1DT15H7M1S</meta:editing-duration>
    <meta:print-date>2019-11-27T10:23:54.118000000</meta:print-date>
    <meta:document-statistic meta:table-count="1" meta:cell-count="118" meta:object-count="0"/>
    <meta:user-defined meta:name="Info 0"/>
    <meta:user-defined meta:name="Info 1"/>
    <meta:user-defined meta:name="Info 2"/>
    <meta:user-defined meta:name="Info 3"/>
  </office:meta>
</office:document-meta>
</file>